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c8d3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68279808" text:id="ct14029996827980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8812384" text:id="ct1402999688123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8279280" text:id="ct1402999682792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8812592" text:id="ct1402999688125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8003024" text:id="ct1402999680030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7374256" text:id="ct1402999673742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68279808"/><text:change-start text:change-id="ct140299968812384"/>Adopt<text:change-end text:change-id="ct140299968812384"/>ed<text:change-start text:change-id="ct140299968279280"/> as a <text:change-end text:change-id="ct140299968279280"/>NMRA <text:change-start text:change-id="ct140299968812592"/>Standard<text:change-end text:change-id="ct140299968812592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68003024"/><text:change-start text:change-id="ct140299967374256"/>Version History<text:change-end text:change-id="ct1402999673742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c8d3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5:13.14764188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2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2M24S</meta:editing-duration>
    <meta:generator>LibreOffice/4.4.0.3$MacOSX_X86_64 LibreOffice_project/de093506bcdc5fafd9023ee680b8c60e3e0645d7</meta:generator>
    <dc:date>2016-02-08T16:15:12.940863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75" meta:character-count="445" meta:non-whitespace-character-count="377"/>
  </office:meta>
</office:document-meta>
</file>